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99" draw:marker-start-width="0.252cm" draw:marker-end-width="0.252cm" draw:fill="gradient" draw:fill-color="#729fcf" draw:fill-gradient-name="Orange_20_Gradient_20_1" draw:textarea-horizontal-align="justify" draw:textarea-vertical-align="middle" draw:auto-grow-height="false" fo:min-height="1.546cm" fo:min-width="22.34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99" draw:marker-start-width="0.252cm" draw:marker-end-width="0.252cm" draw:fill="gradient" draw:fill-color="#729fcf" draw:fill-gradient-name="Orange_20_Gradient_20_1" draw:textarea-horizontal-align="justify" draw:textarea-vertical-align="middle" draw:auto-grow-height="false" fo:min-height="1.547cm" fo:min-width="22.348cm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99" style:font-name="Comic Sans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2" style:family="paragraph">
      <loext:graphic-properties draw:fill="gradient" draw:fill-color="#729fcf" draw:fill-gradient-name="Orange_20_Gradient_20_1"/>
      <style:paragraph-properties fo:text-align="center"/>
      <style:text-properties fo:color="#000099" style:font-name="Comic Sans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3" style:family="paragraph">
      <style:paragraph-properties fo:text-align="center"/>
      <style:text-properties fo:color="#000099" style:font-name="Comic Sans MS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4" style:family="paragraph">
      <loext:graphic-properties draw:fill="gradient" draw:fill-color="#729fcf" draw:fill-gradient-name="Orange_20_Gradient_20_1"/>
      <style:paragraph-properties fo:text-align="center"/>
      <style:text-properties fo:color="#000099" style:font-name="Comic Sans MS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99" style:font-name="Comic Sans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99" style:font-name="Comic Sans MS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4cm" svg:height="2.948cm" svg:x="0.2cm" svg:y="17.248cm">
          <text:p text:style-name="P1"><text:span text:style-name="T1">Shoot the apple to the enemy site</text:span></text:p>
          <draw:enhanced-geometry svg:viewBox="0 0 21600 21600" draw:path-stretchpoint-x="10800" draw:path-stretchpoint-y="11000" draw:text-areas="?f0 ?f0 ?f3 ?f12" draw:type="horizontal-scroll" draw:modifiers="4098.68345735547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" draw:text-style-name="P2" draw:layer="layout" svg:width="24cm" svg:height="2.948cm" svg:x="0.2cm" svg:y="14.444cm">
          <text:p text:style-name="P1"><text:span text:style-name="T1">For 1 or 2 players</text:span></text:p>
          <draw:enhanced-geometry svg:viewBox="0 0 21600 21600" draw:path-stretchpoint-x="10800" draw:path-stretchpoint-y="11000" draw:text-areas="?f0 ?f0 ?f3 ?f12" draw:type="horizontal-scroll" draw:modifiers="4098.68345735547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" draw:text-style-name="P2" draw:layer="layout" svg:width="24cm" svg:height="2.949cm" svg:x="0.2cm" svg:y="11.473cm">
          <text:p text:style-name="P1"><text:span text:style-name="T1">Wreak havoc</text:span></text:p>
          <draw:enhanced-geometry svg:viewBox="0 0 21600 21600" draw:path-stretchpoint-x="10800" draw:path-stretchpoint-y="11000" draw:text-areas="?f0 ?f0 ?f3 ?f12" draw:type="horizontal-scroll" draw:modifiers="4098.68345735547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" draw:text-style-name="P4" draw:layer="layout" svg:width="24cm" svg:height="2.948cm" svg:x="0.2cm" svg:y="8.837cm">
          <text:p text:style-name="P3"><text:span text:style-name="T2">Many Levels to complete</text:span></text:p>
          <draw:enhanced-geometry svg:viewBox="0 0 21600 21600" draw:path-stretchpoint-x="10800" draw:path-stretchpoint-y="11000" draw:text-areas="?f0 ?f0 ?f3 ?f12" draw:type="horizontal-scroll" draw:modifiers="4098.68345735547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" draw:text-style-name="P2" draw:layer="layout" svg:width="24cm" svg:height="2.949cm" svg:x="0.2cm" svg:y="6.033cm">
          <text:p text:style-name="P1"><text:span text:style-name="T1">Join the competition now</text:span></text:p>
          <draw:enhanced-geometry svg:viewBox="0 0 21600 21600" draw:path-stretchpoint-x="10800" draw:path-stretchpoint-y="11000" draw:text-areas="?f0 ?f0 ?f3 ?f12" draw:type="horizontal-scroll" draw:modifiers="4098.68345735547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" draw:text-style-name="P4" draw:layer="layout" svg:width="24cm" svg:height="2.948cm" svg:x="0.2cm" svg:y="3.063cm">
          <text:p text:style-name="P3"><text:span text:style-name="T2">Earn achievements and level up</text:span></text:p>
          <draw:enhanced-geometry svg:viewBox="0 0 21600 21600" draw:path-stretchpoint-x="10800" draw:path-stretchpoint-y="11000" draw:text-areas="?f0 ?f0 ?f3 ?f12" draw:type="horizontal-scroll" draw:modifiers="4098.68345735547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" draw:text-style-name="P4" draw:layer="layout" svg:width="24cm" svg:height="2.949cm" svg:x="0.2cm" svg:y="0.114cm">
          <text:p text:style-name="P3"><text:span text:style-name="T2">Become number 1 on the global leaderboard</text:span></text:p>
          <draw:enhanced-geometry svg:viewBox="0 0 21600 21600" draw:path-stretchpoint-x="10800" draw:path-stretchpoint-y="11000" draw:text-areas="?f0 ?f0 ?f3 ?f12" draw:type="horizontal-scroll" draw:modifiers="4098.68345735547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" draw:text-style-name="P2" draw:layer="layout" svg:width="24cm" svg:height="2.948cm" svg:x="0cm" svg:y="20.8cm">
          <text:p text:style-name="P1"><text:span text:style-name="T1">No pay to win – Just play to win</text:span></text:p>
          <draw:enhanced-geometry svg:viewBox="0 0 21600 21600" draw:path-stretchpoint-x="10800" draw:path-stretchpoint-y="11000" draw:text-areas="?f0 ?f0 ?f3 ?f12" draw:type="horizontal-scroll" draw:modifiers="4098.68345735547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" draw:text-style-name="P2" draw:layer="layout" svg:width="24cm" svg:height="2.948cm" svg:x="0cm" svg:y="23.852cm">
          <text:p text:style-name="P1"><text:span text:style-name="T1">Easy to learn – Hard to master</text:span></text:p>
          <draw:enhanced-geometry svg:viewBox="0 0 21600 21600" draw:path-stretchpoint-x="10800" draw:path-stretchpoint-y="11000" draw:text-areas="?f0 ?f0 ?f3 ?f12" draw:type="horizontal-scroll" draw:modifiers="4098.68345735547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Pink_20_Gradient" draw:display-name="Pink Gradient" draw:style="square" draw:cx="50%" draw:cy="50%" draw:start-color="#ff00ff" draw:end-color="#ffccff" draw:start-intensity="100%" draw:end-intensity="100%" draw:angle="1350" draw:border="1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0:37:08.951250864</meta:creation-date>
    <dc:date>2015-07-16T11:27:05.608410315</dc:date>
    <meta:editing-duration>PT11H18M45S</meta:editing-duration>
    <meta:editing-cycles>3</meta:editing-cycles>
    <meta:generator>LibreOffice/4.4.2.2$Linux_X86_64 LibreOffice_project/40m0$Build-2</meta:generator>
    <meta:document-statistic meta:object-count="32"/>
  </office:meta>
</office:document-meta>
</file>